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49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WHAT ISRAEL SHOULD DO (149: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HOW ISRAEL SHOULD DO IT (149:1, 3, 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HOW ISRAEL SHOULD DO IT (149:1, 3, 6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Praise him with your mouth (149:1, 6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Praise him with your music (149:3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149<text:s text:c="1"/></text:span><text:span text:style-name="a462" text:class-names=""/></text:p>
          </draw:text-box>
          <svg:title/>
          <svg:desc/>
        </draw:frame>
        <draw:frame draw:id="id88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WHAT ISRAEL SHOULD DO (149: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HOW ISRAEL SHOULD DO IT (149:1, 3, 6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WHERE ISRAEL SHOULD DO IT (149:5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WHY ISRAEL SHOULD DO IT (149:4, 6-9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9 </dc:title>
    <meta:initial-creator>David STRICKLAND</meta:initial-creator>
    <dc:creator>David STRICKLAND</dc:creator>
    <meta:creation-date>2020-02-22T17:40:15Z</meta:creation-date>
    <dc:date>2020-02-22T17:40:15Z</dc:date>
    <meta:template xlink:href="BibleStudy" xlink:type="simple"/>
    <meta:editing-cycles>1</meta:editing-cycles>
    <meta:editing-duration>PT0S</meta:editing-duration>
    <meta:document-statistic meta:paragraph-count="11" meta:word-count="92"/>
  </office:meta>
</office:document-meta>
</file>